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f052" officeooo:paragraph-rsid="00023f6c" style:font-weight-asian="normal" style:font-weight-complex="normal"/>
    </style:style>
    <style:style style:name="P2" style:family="paragraph" style:parent-style-name="Standard">
      <style:text-properties fo:font-weight="normal" officeooo:rsid="004f2a1c" officeooo:paragraph-rsid="00023f6c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f052" officeooo:paragraph-rsid="00023f6c" style:font-weight-asian="bold" style:font-weight-complex="bold"/>
    </style:style>
    <style:style style:name="P4" style:family="paragraph" style:parent-style-name="Standard">
      <style:text-properties fo:font-weight="bold" officeooo:rsid="001cf052" officeooo:paragraph-rsid="00023f6c" style:font-weight-asian="bold" style:font-weight-complex="bold"/>
    </style:style>
    <style:style style:name="P5" style:family="paragraph" style:parent-style-name="Standard">
      <style:text-properties fo:font-weight="bold" officeooo:rsid="001cf052" officeooo:paragraph-rsid="003c330d" style:font-weight-asian="bold" style:font-weight-complex="bold"/>
    </style:style>
    <style:style style:name="P6" style:family="paragraph" style:parent-style-name="Standard">
      <style:text-properties fo:font-weight="bold" officeooo:rsid="001d71ec" officeooo:paragraph-rsid="00023f6c" style:font-weight-asian="bold" style:font-weight-complex="bold"/>
    </style:style>
    <style:style style:name="P7" style:family="paragraph" style:parent-style-name="Standard">
      <style:text-properties officeooo:rsid="001cf052" officeooo:paragraph-rsid="00023f6c"/>
    </style:style>
    <style:style style:name="P8" style:family="paragraph" style:parent-style-name="Standard">
      <style:text-properties officeooo:rsid="001cf052" officeooo:paragraph-rsid="00172a56"/>
    </style:style>
    <style:style style:name="P9" style:family="paragraph" style:parent-style-name="Standard">
      <style:text-properties officeooo:rsid="001cf052" officeooo:paragraph-rsid="002760d7"/>
    </style:style>
    <style:style style:name="P10" style:family="paragraph" style:parent-style-name="Standard">
      <style:text-properties officeooo:rsid="001cf052" officeooo:paragraph-rsid="00318aa1"/>
    </style:style>
    <style:style style:name="P11" style:family="paragraph" style:parent-style-name="Standard">
      <style:text-properties officeooo:rsid="001cf052" officeooo:paragraph-rsid="003c330d"/>
    </style:style>
    <style:style style:name="P12" style:family="paragraph" style:parent-style-name="Standard">
      <style:text-properties officeooo:rsid="001cf052" officeooo:paragraph-rsid="004b1c5e"/>
    </style:style>
    <style:style style:name="P13" style:family="paragraph" style:parent-style-name="Standard">
      <style:text-properties officeooo:rsid="001d71ec" officeooo:paragraph-rsid="00023f6c"/>
    </style:style>
    <style:style style:name="P14" style:family="paragraph" style:parent-style-name="Standard">
      <style:text-properties officeooo:rsid="001d71ec" officeooo:paragraph-rsid="0037fb62"/>
    </style:style>
    <style:style style:name="P15" style:family="paragraph" style:parent-style-name="Standard">
      <style:text-properties officeooo:rsid="00420cee" officeooo:paragraph-rsid="00023f6c"/>
    </style:style>
    <style:style style:name="P16" style:family="paragraph" style:parent-style-name="Standard">
      <style:text-properties officeooo:paragraph-rsid="00023f6c"/>
    </style:style>
    <style:style style:name="P17" style:family="paragraph" style:parent-style-name="Standard">
      <style:text-properties fo:font-size="12pt" officeooo:rsid="001d71ec" officeooo:paragraph-rsid="00023f6c" style:font-size-asian="12pt" style:font-size-complex="12pt"/>
    </style:style>
    <style:style style:name="P18" style:family="paragraph" style:parent-style-name="Standard">
      <style:text-properties fo:font-size="12pt" fo:font-weight="normal" officeooo:rsid="001cf052" officeooo:paragraph-rsid="00023f6c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1pt" officeooo:rsid="001cf052" officeooo:paragraph-rsid="003cee4e" style:font-size-asian="11pt" style:font-size-complex="11pt"/>
    </style:style>
    <style:style style:name="P20" style:family="paragraph" style:parent-style-name="Standard">
      <style:text-properties fo:font-size="11pt" officeooo:rsid="001cf052" officeooo:paragraph-rsid="00023f6c" style:font-size-asian="11pt" style:font-size-complex="11pt"/>
    </style:style>
    <style:style style:name="P21" style:family="paragraph" style:parent-style-name="Standard">
      <style:text-properties fo:font-size="11pt" officeooo:rsid="001cf052" officeooo:paragraph-rsid="003e5c63" style:font-size-asian="11pt" style:font-size-complex="11pt"/>
    </style:style>
    <style:style style:name="P22" style:family="paragraph" style:parent-style-name="Standard">
      <style:text-properties style:font-name="Liberation Serif1" fo:font-size="12pt" fo:font-style="normal" fo:font-weight="bold" officeooo:rsid="001cf052" officeooo:paragraph-rsid="003c330d" style:font-size-asian="12pt" style:font-style-asian="normal" style:font-weight-asian="bold" style:font-size-complex="12pt" style:font-weight-complex="bold"/>
    </style:style>
    <style:style style:name="P23" style:family="paragraph" style:parent-style-name="Standard">
      <style:text-properties style:font-name="Liberation Serif1" fo:font-size="12pt" fo:font-style="normal" fo:font-weight="normal" officeooo:rsid="001d71ec" officeooo:paragraph-rsid="00023f6c" style:font-size-asian="12pt" style:font-style-asian="normal" style:font-weight-asian="normal" style:font-size-complex="12pt"/>
    </style:style>
    <style:style style:name="P24" style:family="paragraph" style:parent-style-name="Standard">
      <style:text-properties style:font-name="Liberation Serif1" fo:font-size="12pt" fo:font-style="normal" fo:font-weight="normal" officeooo:rsid="001d71ec" officeooo:paragraph-rsid="0037fb62" style:font-size-asian="12pt" style:font-style-asian="normal" style:font-weight-asian="normal" style:font-size-complex="12pt"/>
    </style:style>
    <style:style style:name="P25" style:family="paragraph" style:parent-style-name="Standard">
      <style:text-properties style:font-name="Liberation Serif1" fo:font-size="12pt" fo:font-style="normal" officeooo:rsid="001cf052" officeooo:paragraph-rsid="0042f94f" style:font-size-asian="12pt" style:font-style-asian="normal" style:font-size-complex="12pt"/>
    </style:style>
    <style:style style:name="P26" style:family="paragraph" style:parent-style-name="Standard">
      <style:text-properties style:font-name="Liberation Serif1" fo:font-size="9pt" fo:font-style="normal" fo:font-weight="bold" officeooo:rsid="001cf052" officeooo:paragraph-rsid="00023f6c" style:font-size-asian="9pt" style:font-style-asian="normal" style:font-weight-asian="bold"/>
    </style:style>
    <style:style style:name="P27" style:family="paragraph" style:parent-style-name="Standard">
      <style:text-properties officeooo:rsid="002395d0" officeooo:paragraph-rsid="002395d0"/>
    </style:style>
    <style:style style:name="P28" style:family="paragraph" style:parent-style-name="Standard">
      <style:text-properties style:text-position="super 58%" officeooo:paragraph-rsid="00023f6c"/>
    </style:style>
    <style:style style:name="P29" style:family="paragraph" style:parent-style-name="Standard">
      <style:text-properties fo:color="#000000"/>
    </style:style>
    <style:style style:name="P30" style:family="paragraph">
      <style:paragraph-properties fo:text-align="center"/>
    </style:style>
    <style:style style:name="P31" style:family="paragraph">
      <style:text-properties fo:font-size="9pt" fo:font-weight="bold" style:font-size-asian="9pt" style:font-weight-asian="bold" style:font-size-complex="9pt" style:font-weight-complex="bold"/>
    </style:style>
    <style:style style:name="P32" style:family="paragraph">
      <style:text-properties fo:font-size="8pt" style:font-size-asian="8pt" style:font-size-complex="8pt"/>
    </style:style>
    <style:style style:name="P33" style:family="paragraph">
      <style:text-properties fo:font-weight="bold" style:font-weight-asian="bold" style:font-weight-complex="bold"/>
    </style:style>
    <style:style style:name="T1" style:family="text">
      <style:text-properties officeooo:rsid="00172a56"/>
    </style:style>
    <style:style style:name="T2" style:family="text">
      <style:text-properties officeooo:rsid="0026c3cf"/>
    </style:style>
    <style:style style:name="T3" style:family="text">
      <style:text-properties officeooo:rsid="0027c2cc"/>
    </style:style>
    <style:style style:name="T4" style:family="text">
      <style:text-properties officeooo:rsid="00318aa1"/>
    </style:style>
    <style:style style:name="T5" style:family="text">
      <style:text-properties style:font-name="Liberation Serif1" fo:font-style="normal" style:font-style-asian="normal"/>
    </style:style>
    <style:style style:name="T6" style:family="text">
      <style:text-properties style:font-name="Liberation Serif1" fo:font-style="normal" officeooo:rsid="003c330d" style:font-style-asian="normal"/>
    </style:style>
    <style:style style:name="T7" style:family="text">
      <style:text-properties officeooo:rsid="003affc5"/>
    </style:style>
    <style:style style:name="T8" style:family="text">
      <style:text-properties officeooo:rsid="003c330d"/>
    </style:style>
    <style:style style:name="T9" style:family="text">
      <style:text-properties officeooo:rsid="004b1c5e"/>
    </style:style>
    <style:style style:name="T10" style:family="text">
      <style:text-properties officeooo:rsid="0059e09f"/>
    </style:style>
    <style:style style:name="T11" style:family="text">
      <style:text-properties fo:color="#000000"/>
    </style:style>
    <style:style style:name="T12" style:family="text">
      <style:text-properties fo:color="#000000" officeooo:rsid="0026afae"/>
    </style:style>
    <style:style style:name="T13" style:family="text">
      <style:text-properties fo:color="#000000" officeooo:rsid="0026c3cf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9pt" fo:font-weight="bold" style:font-size-asian="9pt" style:font-weight-asian="bold" style:font-size-complex="9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end="Extrémités_20_de_20_flèche_20_1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end="Extrémités_20_de_20_flèche_20_1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Extrémités_20_de_20_flèche_20_1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marker-end="Extrémités_20_de_20_flèche_20_1" draw:fill="none" draw:fill-color="#ffffff" fo:min-height="0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end="Extrémités_20_de_20_flèche_20_1" draw:fill="none" draw:fill-color="#ffffff" fo:min-height="0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end="Extrémités_20_de_20_flèche_20_1" draw:fill="none" draw:fill-color="#ffffff" fo:min-height="0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marker-end="Extrémités_20_de_20_flèche_20_1" draw:fill="none" draw:fill-color="#ffffff" fo:min-height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marker-end="Extrémités_20_de_20_flèche_20_1" draw:fill="none" draw:fill-color="#ffffff" fo:min-height="0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><text:span text:style-name="T1">Brapi</text:span> RDF <text:span text:style-name="T1">modèle</text:span> documentation <text:span text:style-name="T1">phénotypage</text:span></text:p>
      <text:p text:style-name="P7"/>
      <text:p text:style-name="P4">study: </text:p>
      <text:p text:style-name="P29"/>
      <text:p text:style-name="P29">http://www.southgreen.fr/agrold/study/[NAME] </text:p>
      <text:p text:style-name="Standard"><text:span text:style-name="T11">e.g.: </text:span><text:a xlink:type="simple" xlink:href="http://www.southgreen.fr/agrold/study/EM_2012">http://www.southgreen.fr/agr</text:a><text:a xlink:type="simple" xlink:href="http://www.southgreen.fr/agrold/study/EM_2012"><text:span text:style-name="T12">old</text:span></text:a><text:a xlink:type="simple" xlink:href="http://www.southgreen.fr/agrold/study/EM_2012"><text:span text:style-name="T11">/</text:span></text:a><text:a xlink:type="simple" xlink:href="http://www.southgreen.fr/agrold/study/EM_2012"><text:span text:style-name="T12">study/EM_2012</text:span></text:a></text:p>
      <text:p text:style-name="P29"/>
      <text:p text:style-name="P29"><text:span text:style-name="T1">Observation</text:span>: </text:p>
      <text:p text:style-name="P29"/>
      <text:p text:style-name="Standard"><text:a xlink:type="simple" xlink:href="http://www.southgreen.fr/agrold/sniplay.gene/RS_intergenic"><text:span text:style-name="T11">http://www.southgreen.fr/agrold/</text:span></text:a><text:span text:style-name="T13">brapi.phenotypage.observation</text:span><text:a xlink:type="simple" xlink:href="http://www.southgreen.fr/agrold/sniplay.gene/RS_intergenic"><text:span text:style-name="T11">/</text:span></text:a><text:span text:style-name="T13">[ID]</text:span></text:p>
      <text:p text:style-name="P29">e.g.: http://www.southgreen.fr/agrold/brapi.phenotypage.observation /2758890</text:p>
      <text:p text:style-name="P7"/>
      <text:p text:style-name="P4"><text:span text:style-name="T1">Data</text:span>: </text:p>
      <text:p text:style-name="P7"/>
      <text:p text:style-name="P9">http://www.southgreen.fr/agrold/<text:span text:style-name="T2">brapi.phenotypage.data</text:span>/[ID] </text:p>
      <text:p text:style-name="P9">e.g.: http://www.southgreen.fr/agrold/<text:span text:style-name="T2">brapi.phenotypage.data</text:span>/<text:span text:style-name="T3">128</text:span></text:p>
      <text:p text:style-name="P8"/>
      <text:p text:style-name="P4"><text:span text:style-name="T1">Treatment:</text:span> </text:p>
      <text:p text:style-name="P7"/>
      <text:p text:style-name="P10">http://www.southgreen.fr/agrold/<text:span text:style-name="T2">brapi.phenotypage.treatments</text:span>/[<text:span text:style-name="T4">ID</text:span>] </text:p>
      <text:p text:style-name="P10">e.g.: http://www.southgreen.fr/brapi.phenotypage.treatments/treatments_<text:span text:style-name="T9">1</text:span></text:p>
      <text:p text:style-name="P12">e.g.: http://www.southgreen.fr/brapi.phenotypage.treatments/treatments_<text:span text:style-name="T9">2</text:span></text:p>
      <text:p text:style-name="P5"/>
      <text:p text:style-name="P22">ObservationUnitLevelLabels:</text:p>
      <text:p text:style-name="P11"/>
      <text:p text:style-name="P11">http://www.southgreen.fr/agrold/<text:span text:style-name="T2">brapi.phenotypage.observation.unit.level.labels</text:span>/[<text:span text:style-name="T4">ID</text:span>] </text:p>
      <text:p text:style-name="P19">e.g.: http://www.southgreen.fr/brapi.phenotypage.observation.unit.level.labels/<text:span text:style-name="T10">3</text:span></text:p>
      <text:p text:style-name="P21">e.g.: http://www.southgreen.fr/brapi.phenotypage.observation.unit.level.labels/<text:span text:style-name="T10">898</text:span></text:p>
      <text:p text:style-name="P21"/>
      <text:p text:style-name="P25"/>
      <text:p text:style-name="P20"/>
      <text:p text:style-name="P4">Ontology terms: </text:p>
      <text:p text:style-name="P1"><text:span text:style-name="T7">s</text:span>tudy →<text:span text:style-name="T8"> <text:s/></text:span><text:s/>obo:OBI_0000073 </text:p>
      <text:p text:style-name="P18"><text:span text:style-name="T6">treatments → </text:span><text:span text:style-name="T5">obo:EO_0007359</text:span></text:p>
      <text:p text:style-name="P18"><text:span text:style-name="T6">observation → </text:span><text:span text:style-name="T5">obo:bco_0000044</text:span></text:p>
      <text:p text:style-name="P2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Predicates to be used (check rdf model): </text:p>
      <text:p text:style-name="P13"/>
      <text:p text:style-name="P13">URI: http://www.southgreen.fr/agrold/vocabulary/ </text:p>
      <text:p text:style-name="P13"/>
      <text:p text:style-name="P17">:is_<text:span text:style-name="T1">about</text:span></text:p>
      <text:p text:style-name="P23">:has_observation_unit_level_types</text:p>
      <text:p text:style-name="P23">:has_observation_unit_x_label</text:p>
      <text:p text:style-name="P23">:has_observation_unit_x_label</text:p>
      <text:p text:style-name="P23">:has_observation_unit_y_label</text:p>
      <text:p text:style-name="P23">:has_observation_unit_x</text:p>
      <text:p text:style-name="P23">:has_observation_unit_y</text:p>
      <text:p text:style-name="P23">:is_about</text:p>
      <text:p text:style-name="P23">:has_observation_unit_level_labels</text:p>
      <text:p text:style-name="P24">:has_datas</text:p>
      <text:p text:style-name="P23">:part_of</text:p>
      <text:p text:style-name="P24">:has_treatment</text:p>
      <text:p text:style-name="P24">:has_modality</text:p>
      <text:p text:style-name="P24">:has_factor</text:p>
      <text:p text:style-name="P24">:has_observation_time_stamp</text:p>
      <text:p text:style-name="P24">:has_observation_value</text:p>
      <text:p text:style-name="P24">:has_season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7"><draw:frame text:anchor-type="paragraph" draw:z-index="21" draw:style-name="gr4" draw:text-style-name="P33" svg:width="6.446cm" svg:height="0.489cm" svg:x="1.838cm" svg:y="0.051cm"><draw:text-box><text:p><text:span text:style-name="T18">obo:http://purl.obolibrary.org/obo/</text:span></text:p></draw:text-box></draw:frame><text:soft-page-break/>Préfixe :</text:p>
      <text:p text:style-name="P16"/>
      <text:p text:style-name="P16"/>
      <text:p text:style-name="P16"/>
      <text:p text:style-name="P28"/>
      <text:p text:style-name="P16"/>
      <text:p text:style-name="P15"><draw:frame text:anchor-type="paragraph" draw:z-index="3" draw:style-name="gr3" draw:text-style-name="P31" svg:width="3.587cm" svg:height="0.503cm" svg:x="12.672cm" svg:y="0.146cm"><draw:text-box><text:p><text:span text:style-name="T16">obo:OBI_0000073</text:span></text:p></draw:text-box></draw:frame></text:p>
      <text:p text:style-name="P15"><draw:line text:anchor-type="paragraph" draw:z-index="5" draw:style-name="gr2" draw:text-style-name="P30" svg:x1="12.606cm" svg:y1="3.076cm" svg:x2="13.643cm" svg:y2="0.162cm"><text:p/></draw:line><draw:frame text:anchor-type="paragraph" draw:z-index="46" draw:style-name="gr16" draw:text-style-name="P31" svg:width="2.096cm" svg:height="0.442cm" svg:x="9.432cm" svg:y="0.386cm"><draw:text-box><text:p><text:span text:style-name="T16">studyLocation</text:span></text:p></draw:text-box></draw:frame><draw:frame text:anchor-type="paragraph" draw:z-index="72" draw:style-name="gr19" draw:text-style-name="P31" svg:width="4.13cm" svg:height="0.558cm" svg:x="3.179cm" svg:y="0.072cm"><draw:text-box><text:p text:style-name="P30"><text:span text:style-name="T16">label</text:span></text:p></draw:text-box></draw:frame><draw:frame text:anchor-type="paragraph" draw:z-index="73" draw:style-name="gr19" draw:text-style-name="P31" svg:width="4.13cm" svg:height="0.558cm" svg:x="-0.552cm" svg:y="0.347cm"><draw:text-box><text:p text:style-name="P30"><text:span text:style-name="T16">type</text:span></text:p></draw:text-box></draw:frame></text:p>
      <text:p text:style-name="P15"><draw:line text:anchor-type="paragraph" draw:z-index="47" draw:style-name="gr2" draw:text-style-name="P30" svg:x1="11.615cm" svg:y1="2.422cm" svg:x2="10.689cm" svg:y2="0.187cm"><text:p/></draw:line><draw:line text:anchor-type="paragraph" draw:z-index="71" draw:style-name="gr2" draw:text-style-name="P30" svg:x1="5.802cm" svg:y1="5.948cm" svg:x2="5.352cm" svg:y2="0.18cm"><text:p/></draw:line><draw:line text:anchor-type="paragraph" draw:z-index="68" draw:style-name="gr2" draw:text-style-name="P30" svg:x1="5.22cm" svg:y1="6.151cm" svg:x2="1.78cm" svg:y2="0.418cm"><text:p/></draw:line></text:p>
      <text:p text:style-name="P15"><draw:frame text:anchor-type="paragraph" draw:z-index="9" draw:style-name="gr6" draw:text-style-name="P32" svg:width="2.964cm" svg:height="0.583cm" svg:x="13.511cm" svg:y="0.041cm"><draw:text-box><text:p><text:span text:style-name="T15">rdfs:subClassOf</text:span></text:p></draw:text-box></draw:frame></text:p>
      <text:p text:style-name="P15"><draw:frame text:anchor-type="paragraph" draw:z-index="50" draw:style-name="gr5" draw:text-style-name="P32" svg:width="2.281cm" svg:height="0.609cm" svg:x="8.973cm" svg:y="0.182cm"><draw:text-box><text:p><text:span text:style-name="T15">:study_location</text:span></text:p></draw:text-box></draw:frame><draw:frame text:anchor-type="paragraph" draw:z-index="61" draw:style-name="gr17" draw:text-style-name="P32" svg:width="4.061cm" svg:height="0.486cm" svg:x="-1.494cm" svg:y="0.27cm"><draw:text-box><text:p><text:span text:style-name="T15">:has_observation_unit_levels:type</text:span></text:p></draw:text-box></draw:frame></text:p>
      <text:p text:style-name="P15"><draw:frame text:anchor-type="paragraph" draw:z-index="4" draw:style-name="gr4" draw:text-style-name="P31" svg:width="2.541cm" svg:height="0.369cm" svg:x="15.933cm" svg:y="0.206cm"><draw:text-box><text:p><text:span text:style-name="T16">owl:Class</text:span></text:p></draw:text-box></draw:frame><draw:frame text:anchor-type="paragraph" draw:z-index="70" draw:style-name="gr17" draw:text-style-name="P32" svg:width="4.061cm" svg:height="0.486cm" svg:x="3.528cm" svg:y="0.277cm"><draw:text-box><text:p><text:span text:style-name="T15">:has_observation_unit_levels:label</text:span></text:p></draw:text-box></draw:frame></text:p>
      <text:p text:style-name="P15"><draw:ellipse text:anchor-type="paragraph" draw:z-index="0" draw:style-name="gr1" draw:text-style-name="P30" svg:width="2.989cm" svg:height="1.371cm" svg:x="10.534cm" svg:y="0.474cm"><text:p text:style-name="P30">Study</text:p><text:p text:style-name="P30"><text:span text:style-name="T14">(studyDbId) OU</text:span></text:p><text:p text:style-name="P30"><text:span text:style-name="T14">(studyId)</text:span></text:p></draw:ellipse><draw:line text:anchor-type="paragraph" draw:z-index="6" draw:style-name="gr2" draw:text-style-name="P30" svg:x1="13.356cm" svg:y1="0.842cm" svg:x2="15.781cm" svg:y2="0.196cm"><text:p/></draw:line><draw:frame text:anchor-type="paragraph" draw:z-index="8" draw:style-name="gr5" draw:text-style-name="P32" svg:width="1.509cm" svg:height="0.609cm" svg:x="13.698cm" svg:y="0.034cm"><draw:text-box><text:p><text:span text:style-name="T15">rdf:type</text:span></text:p></draw:text-box></draw:frame></text:p>
      <text:p text:style-name="P15"/>
      <text:p text:style-name="P15"><draw:line text:anchor-type="paragraph" draw:z-index="25" draw:style-name="gr2" draw:text-style-name="P30" svg:x1="13.522cm" svg:y1="0.153cm" svg:x2="16.046cm" svg:y2="0.441cm"><text:p/></draw:line><draw:frame text:anchor-type="paragraph" draw:z-index="26" draw:style-name="gr5" draw:text-style-name="P32" svg:width="2.303cm" svg:height="0.609cm" svg:x="13.744cm" svg:y="0.441cm"><draw:text-box><text:p><text:span text:style-name="T15">:part_of</text:span></text:p></draw:text-box></draw:frame><draw:frame text:anchor-type="paragraph" draw:z-index="27" draw:style-name="gr12" draw:text-style-name="P31" svg:width="2.624cm" svg:height="0.618cm" svg:x="16.224cm" svg:y="0.24cm"><draw:text-box><text:p><text:span text:style-name="T16">studyProject</text:span></text:p></draw:text-box></draw:frame></text:p>
      <text:p text:style-name="P15"><draw:line text:anchor-type="paragraph" draw:z-index="16" draw:style-name="gr2" draw:text-style-name="P30" svg:x1="4.604cm" svg:y1="3cm" svg:x2="1.598cm" svg:y2="0.448cm"><text:p/></draw:line><draw:frame text:anchor-type="paragraph" draw:z-index="30" draw:style-name="gr4" draw:text-style-name="P31" svg:width="3.276cm" svg:height="0.369cm" svg:x="-1.677cm" svg:y="0.079cm"><draw:text-box><text:p><text:span text:style-name="T16">observationUnitXLabel</text:span></text:p></draw:text-box></draw:frame><draw:line text:anchor-type="paragraph" draw:z-index="34" draw:style-name="gr2" draw:text-style-name="P30" svg:x1="10.777cm" svg:y1="0.151cm" svg:x2="7.226cm" svg:y2="3.04cm"><text:p/></draw:line><draw:line text:anchor-type="paragraph" draw:z-index="35" draw:style-name="gr13" draw:text-style-name="P30" svg:x1="12.972cm" svg:y1="0.212cm" svg:x2="15.805cm" svg:y2="5.929cm"><text:p text:style-name="P30">_</text:p></draw:line></text:p>
      <text:p text:style-name="P15"><draw:frame text:anchor-type="paragraph" draw:z-index="49" draw:style-name="gr17" draw:text-style-name="P32" svg:width="1.347cm" svg:height="0.486cm" svg:x="8.438cm" svg:y="0.219cm"><draw:text-box><text:p><text:span text:style-name="T15">:is_about</text:span></text:p></draw:text-box></draw:frame><text:tab/></text:p>
      <text:p text:style-name="P15"><draw:frame text:anchor-type="paragraph" draw:z-index="60" draw:style-name="gr17" draw:text-style-name="P32" svg:width="3.798cm" svg:height="0.486cm" svg:x="-1.298cm" svg:y="0.002cm"><draw:text-box><text:p><text:span text:style-name="T15">:has_observation_unit_x_label</text:span></text:p></draw:text-box></draw:frame></text:p>
      <text:p text:style-name="P15"/>
      <text:p text:style-name="P15"><draw:frame text:anchor-type="paragraph" draw:z-index="32" draw:style-name="gr4" draw:text-style-name="P31" svg:width="3.363cm" svg:height="0.369cm" svg:x="-1.764cm" svg:y="0.425cm"><draw:text-box><text:p><text:span text:style-name="T16">observationUnitYLabel</text:span></text:p></draw:text-box></draw:frame><draw:frame text:anchor-type="paragraph" draw:z-index="48" draw:style-name="gr17" draw:text-style-name="P32" svg:width="1.923cm" svg:height="0.486cm" svg:x="11.735cm" svg:y="0.363cm"><draw:text-box><text:p><text:span text:style-name="T15">:has_treatment</text:span></text:p></draw:text-box></draw:frame></text:p>
      <text:p text:style-name="P15"><draw:ellipse text:anchor-type="paragraph" draw:z-index="1" draw:style-name="gr1" draw:text-style-name="P30" svg:width="3.045cm" svg:height="1.255cm" svg:x="4.389cm" svg:y="0.309cm"><text:p text:style-name="P30"><text:span text:style-name="T15">ObservationUnitDbId</text:span></text:p></draw:ellipse><draw:line text:anchor-type="paragraph" draw:z-index="22" draw:style-name="gr2" draw:text-style-name="P30" svg:x1="4.388cm" svg:y1="0.959cm" svg:x2="1.598cm" svg:y2="0.121cm"><text:p/></draw:line></text:p>
      <text:p text:style-name="P15"><draw:frame text:anchor-type="paragraph" draw:z-index="39" draw:style-name="gr15" draw:text-style-name="P31" svg:width="2.911cm" svg:height="0.376cm" svg:x="14.94cm" svg:y="0.25cm"><draw:text-box><text:p><text:span text:style-name="T16">obo:EO_0007359</text:span></text:p></draw:text-box></draw:frame><draw:frame text:anchor-type="paragraph" draw:z-index="59" draw:style-name="gr17" draw:text-style-name="P32" svg:width="3.666cm" svg:height="0.486cm" svg:x="-0.58cm" svg:y="0.019cm"><draw:text-box><text:p><text:span text:style-name="T15">:has_observation_unit_y_label</text:span></text:p></draw:text-box></draw:frame></text:p>
      <text:p text:style-name="P15"><draw:line text:anchor-type="paragraph" draw:z-index="28" draw:style-name="gr2" draw:text-style-name="P30" svg:x1="4.647cm" svg:y1="0.36cm" svg:x2="1.252cm" svg:y2="1.685cm"><text:p/></draw:line><draw:line text:anchor-type="paragraph" draw:z-index="29" draw:style-name="gr2" draw:text-style-name="P30" svg:x1="6.852cm" svg:y1="0.471cm" svg:x2="7.954cm" svg:y2="2.215cm"><text:p/></draw:line><draw:line text:anchor-type="paragraph" draw:z-index="41" draw:style-name="gr2" draw:text-style-name="P30" svg:x1="16.377cm" svg:y1="2.52cm" svg:x2="16.377cm" svg:y2="0.266cm"><text:p/></draw:line><draw:line text:anchor-type="paragraph" draw:z-index="67" draw:style-name="gr2" draw:text-style-name="P30" svg:x1="5.045cm" svg:y1="0.481cm" svg:x2="1.018cm" svg:y2="2.968cm"><text:p/></draw:line></text:p>
      <text:p text:style-name="P15"><draw:frame text:anchor-type="paragraph" draw:z-index="58" draw:style-name="gr17" draw:text-style-name="P32" svg:width="3.098cm" svg:height="0.486cm" svg:x="-0.06cm" svg:y="0.344cm"><draw:text-box><text:p><text:span text:style-name="T15">:has_observation_unit_x</text:span></text:p></draw:text-box></draw:frame><draw:line text:anchor-type="paragraph" draw:z-index="63" draw:style-name="gr2" draw:text-style-name="P30" svg:x1="6.221cm" svg:y1="0.102cm" svg:x2="6.05cm" svg:y2="2.21cm"><text:p/></draw:line><draw:line text:anchor-type="paragraph" draw:z-index="69" draw:style-name="gr2" draw:text-style-name="P30" svg:x1="6.579cm" svg:y1="0.102cm" svg:x2="8.666cm" svg:y2="8.204cm"><text:p/></draw:line></text:p>
      <text:p text:style-name="P15"><draw:frame text:anchor-type="paragraph" draw:z-index="40" draw:style-name="gr6" draw:text-style-name="P32" svg:width="2.322cm" svg:height="0.583cm" svg:x="16.533cm" svg:y="0.18cm"><draw:text-box><text:p><text:span text:style-name="T15">rdfs:subClassOf</text:span></text:p></draw:text-box></draw:frame><draw:frame text:anchor-type="paragraph" draw:z-index="57" draw:style-name="gr17" draw:text-style-name="P32" svg:width="3.098cm" svg:height="0.486cm" svg:x="7.558cm" svg:y="0.101cm"><draw:text-box><text:p><text:span text:style-name="T15">:has_observation_unit_y</text:span></text:p></draw:text-box></draw:frame></text:p>
      <text:p text:style-name="P15"><draw:frame text:anchor-type="paragraph" draw:z-index="31" draw:style-name="gr4" draw:text-style-name="P31" svg:width="2.657cm" svg:height="0.369cm" svg:x="-1.282cm" svg:y="0.224cm"><draw:text-box><text:p><text:span text:style-name="T16">observationUnitX</text:span></text:p></draw:text-box></draw:frame><draw:frame text:anchor-type="paragraph" draw:z-index="62" draw:style-name="gr5" draw:text-style-name="P32" svg:width="1.509cm" svg:height="0.609cm" svg:x="5.071cm" svg:y="0.146cm"><draw:text-box><text:p><text:span text:style-name="T15">rdf:type</text:span></text:p></draw:text-box></draw:frame></text:p>
      <text:p text:style-name="P15"><draw:frame text:anchor-type="paragraph" draw:z-index="33" draw:style-name="gr4" draw:text-style-name="P31" svg:width="2.613cm" svg:height="0.369cm" svg:x="7.689cm" svg:y="0.268cm"><draw:text-box><text:p><text:span text:style-name="T16">observationUnitY</text:span></text:p></draw:text-box></draw:frame><draw:frame text:anchor-type="paragraph" draw:z-index="66" draw:style-name="gr18" draw:text-style-name="P32" svg:width="2.079cm" svg:height="0.385cm" svg:x="2.099cm" svg:y="0.282cm"><draw:text-box><text:p><text:span text:style-name="T15">rdfs:subClassOf</text:span></text:p></draw:text-box></draw:frame></text:p>
      <text:p text:style-name="P15"><draw:ellipse text:anchor-type="paragraph" draw:z-index="17" draw:style-name="gr1" draw:text-style-name="P30" svg:width="2.294cm" svg:height="0.941cm" svg:x="15.3cm" svg:y="0.086cm"><text:p text:style-name="P30">treatments</text:p></draw:ellipse><draw:frame text:anchor-type="paragraph" draw:z-index="64" draw:style-name="gr4" draw:text-style-name="P31" svg:width="1.408cm" svg:height="0.369cm" svg:x="5.419cm" svg:y="0.263cm"><draw:text-box><text:p><text:span text:style-name="T16">owl:Class</text:span></text:p></draw:text-box></draw:frame></text:p>
      <text:p text:style-name="P15"><draw:line text:anchor-type="paragraph" draw:z-index="18" draw:style-name="gr2" draw:text-style-name="P30" svg:x1="15.431cm" svg:y1="0.284cm" svg:x2="13.374cm" svg:y2="1.314cm"><text:p/></draw:line><draw:frame text:anchor-type="paragraph" draw:z-index="56" draw:style-name="gr17" draw:text-style-name="P32" svg:width="1.745cm" svg:height="0.486cm" svg:x="13.063cm" svg:y="0.168cm"><draw:text-box><text:p><text:span text:style-name="T15">:has_modality</text:span></text:p></draw:text-box></draw:frame><draw:frame text:anchor-type="paragraph" draw:z-index="65" draw:style-name="gr15" draw:text-style-name="P31" svg:width="2.449cm" svg:height="0.376cm" svg:x="-1.461cm" svg:y="0.048cm"><draw:text-box><text:p><text:span text:style-name="T16">obo:bco_0000044</text:span></text:p></draw:text-box></draw:frame></text:p>
      <text:p text:style-name="P15"><draw:line text:anchor-type="paragraph" draw:z-index="13" draw:style-name="gr2" draw:text-style-name="P30" svg:x1="16.157cm" svg:y1="0.053cm" svg:x2="14.437cm" svg:y2="2.986cm"><text:p/></draw:line><draw:line text:anchor-type="paragraph" draw:z-index="38" draw:style-name="gr2" draw:text-style-name="P30" svg:x1="16.575cm" svg:y1="0.053cm" svg:x2="16.795cm" svg:y2="2.267cm"><text:p/></draw:line></text:p>
      <text:p text:style-name="P15"><draw:frame text:anchor-type="paragraph" draw:z-index="12" draw:style-name="gr8" draw:text-style-name="P31" svg:width="1.641cm" svg:height="0.382cm" svg:x="11.827cm" svg:y="0.34cm"><draw:text-box><text:p><text:span text:style-name="T16">modality</text:span></text:p></draw:text-box></draw:frame><draw:frame text:anchor-type="paragraph" draw:z-index="37" draw:style-name="gr5" draw:text-style-name="P32" svg:width="1.509cm" svg:height="0.609cm" svg:x="16.796cm" svg:y="0.196cm"><draw:text-box><text:p><text:span text:style-name="T15">rdf:type</text:span></text:p></draw:text-box></draw:frame></text:p>
      <text:p text:style-name="P15"/>
      <text:p text:style-name="P15"><draw:frame text:anchor-type="paragraph" draw:z-index="55" draw:style-name="gr17" draw:text-style-name="P32" svg:width="1.347cm" svg:height="0.486cm" svg:x="13.69cm" svg:y="0.115cm"><draw:text-box><text:p><text:span text:style-name="T15">:has_factor</text:span></text:p></draw:text-box></draw:frame></text:p>
      <text:p text:style-name="P15"/>
      <text:p text:style-name="P15"><draw:frame text:anchor-type="paragraph" draw:z-index="43" draw:style-name="gr4" draw:text-style-name="P31" svg:width="2.541cm" svg:height="0.369cm" svg:x="16.265cm" svg:y="0.141cm"><draw:text-box><text:p><text:span text:style-name="T16">owl:Class</text:span></text:p></draw:text-box></draw:frame><draw:frame text:anchor-type="paragraph" draw:z-index="54" draw:style-name="gr17" draw:text-style-name="P32" svg:width="1.347cm" svg:height="0.486cm" svg:x="8.047cm" svg:y="0.219cm"><draw:text-box><text:p><text:span text:style-name="T15">:has_data</text:span></text:p></draw:text-box></draw:frame></text:p>
      <text:p text:style-name="P15"><draw:frame text:anchor-type="paragraph" draw:z-index="14" draw:style-name="gr9" draw:text-style-name="P31" svg:width="1.209cm" svg:height="0.548cm" svg:x="13.406cm" svg:y="0.065cm"><draw:text-box><text:p><text:span text:style-name="T16">factor</text:span></text:p></draw:text-box></draw:frame></text:p>
      <text:p text:style-name="P15"/>
      <text:p text:style-name="P15"/>
      <text:p text:style-name="P15"><draw:frame text:anchor-type="paragraph" draw:z-index="15" draw:style-name="gr10" draw:text-style-name="P33" svg:width="2.872cm" svg:height="0.376cm" svg:x="14.252cm" svg:y="0.415cm"><draw:text-box><text:p><text:span text:style-name="T17">observationTimeStamp</text:span></text:p></draw:text-box></draw:frame><draw:frame text:anchor-type="paragraph" draw:z-index="53" draw:style-name="gr14" draw:text-style-name="P32" svg:width="3.437cm" svg:height="0.401cm" svg:x="10.816cm" svg:y="0.266cm"><draw:text-box><text:p><text:span text:style-name="T15">has_observation_time_stamp</text:span></text:p></draw:text-box></draw:frame></text:p>
      <text:p text:style-name="P15"><draw:line text:anchor-type="paragraph" draw:z-index="2" draw:style-name="gr2" draw:text-style-name="P30" svg:x1="10.241cm" svg:y1="0.685cm" svg:x2="14.134cm" svg:y2="0.233cm"><text:p/></draw:line><draw:ellipse text:anchor-type="paragraph" draw:z-index="7" draw:style-name="gr1" draw:text-style-name="P30" svg:width="3.821cm" svg:height="1.578cm" svg:x="6.884cm" svg:y="0.415cm"><text:p text:style-name="P30"><text:span text:style-name="T14">Data</text:span></text:p><text:p text:style-name="P30"><text:span text:style-name="T14">auto_incr_data_id</text:span></text:p></draw:ellipse></text:p>
      <text:p text:style-name="P15"/>
      <text:p text:style-name="P15"><draw:frame text:anchor-type="paragraph" draw:z-index="52" draw:style-name="gr14" draw:text-style-name="P32" svg:width="2.761cm" svg:height="0.401cm" svg:x="11.123cm" svg:y="0.196cm"><draw:text-box><text:p><text:span text:style-name="T15">has_observation_value</text:span></text:p></draw:text-box></draw:frame></text:p>
      <text:p text:style-name="P15"><draw:line text:anchor-type="paragraph" draw:z-index="10" draw:style-name="gr2" draw:text-style-name="P30" svg:x1="10.513cm" svg:y1="0.014cm" svg:x2="13.688cm" svg:y2="0.217cm"><text:p/></draw:line><draw:frame text:anchor-type="paragraph" draw:z-index="11" draw:style-name="gr7" draw:text-style-name="P31" svg:width="2.825cm" svg:height="0.398cm" svg:x="13.884cm" svg:y="0.058cm"><draw:text-box><text:p><text:span text:style-name="T16">observationValue</text:span></text:p></draw:text-box></draw:frame><draw:line text:anchor-type="paragraph" draw:z-index="20" draw:style-name="gr2" draw:text-style-name="P30" svg:x1="9.843cm" svg:y1="0.36cm" svg:x2="12.198cm" svg:y2="2.635cm"><text:p/></draw:line></text:p>
      <text:p text:style-name="P15"><draw:line text:anchor-type="paragraph" draw:z-index="23" draw:style-name="gr2" draw:text-style-name="P30" svg:x1="9.013cm" svg:y1="0.044cm" svg:x2="9.498cm" svg:y2="3.325cm"><text:p/></draw:line><draw:line text:anchor-type="paragraph" draw:z-index="45" draw:style-name="gr2" draw:text-style-name="P30" svg:x1="8.153cm" svg:y1="0.044cm" svg:x2="6.853cm" svg:y2="2.662cm"><text:p/></draw:line></text:p>
      <text:p text:style-name="P15"><draw:frame text:anchor-type="paragraph" draw:z-index="36" draw:style-name="gr14" draw:text-style-name="P32" svg:width="2.147cm" svg:height="0.401cm" svg:x="11.255cm" svg:y="0.213cm"><draw:text-box><text:p><text:span text:style-name="T15">rdfs:subClassOf</text:span></text:p></draw:text-box></draw:frame></text:p>
      <text:p text:style-name="P15"><draw:frame text:anchor-type="paragraph" draw:z-index="42" draw:style-name="gr5" draw:text-style-name="P32" svg:width="1.509cm" svg:height="0.609cm" svg:x="6.195cm" svg:y="0.259cm"><draw:text-box><text:p><text:span text:style-name="T15">rdf:type</text:span></text:p></draw:text-box></draw:frame></text:p>
      <text:p text:style-name="P15"><draw:frame text:anchor-type="paragraph" draw:z-index="51" draw:style-name="gr14" draw:text-style-name="P32" svg:width="2.147cm" svg:height="0.401cm" svg:x="7.872cm" svg:y="0.288cm"><draw:text-box><text:p><text:span text:style-name="T15">:has_season</text:span></text:p></draw:text-box></draw:frame></text:p>
      <text:p text:style-name="P15"><draw:frame text:anchor-type="paragraph" draw:z-index="19" draw:style-name="gr4" draw:text-style-name="P31" svg:width="3.264cm" svg:height="0.736cm" svg:x="12.541cm" svg:y="0.342cm"><draw:text-box><text:p><text:span text:style-name="T16">ObservationVariableId</text:span></text:p><text:p><text:span text:style-name="T16">(use add the ontologie)</text:span></text:p></draw:text-box></draw:frame></text:p>
      <text:p text:style-name="P15"><draw:frame text:anchor-type="paragraph" draw:z-index="44" draw:style-name="gr4" draw:text-style-name="P31" svg:width="2.541cm" svg:height="0.369cm" svg:x="5.902cm" svg:y="0.344cm"><draw:text-box><text:p><text:span text:style-name="T16">owl:Class</text:span></text:p></draw:text-box></draw:frame></text:p>
      <text:p text:style-name="P15"/>
      <text:p text:style-name="P15"><draw:frame text:anchor-type="paragraph" draw:z-index="24" draw:style-name="gr11" draw:text-style-name="P31" svg:width="1.364cm" svg:height="0.496cm" svg:x="9.193cm" svg:y="0.194cm"><draw:text-box><text:p><text:span text:style-name="T16">season</text:span></text:p></draw:text-box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hassouni </meta:initial-creator>
    <meta:creation-date>2016-02-22T16:26:24.450378356</meta:creation-date>
    <dc:date>2017-05-05T11:20:09.639914317</dc:date>
    <dc:creator>elhassouni </dc:creator>
    <meta:editing-duration>P4DT1H23M53S</meta:editing-duration>
    <meta:editing-cycles>69</meta:editing-cycles>
    <meta:generator>LibreOffice/4.2.7.2$Linux_X86_64 LibreOffice_project/420m0$Build-2</meta:generator>
    <meta:printed-by>elhassouni </meta:printed-by>
    <meta:print-date>2016-04-04T14:15:46.039255630</meta:print-date>
    <meta:document-statistic meta:table-count="0" meta:image-count="0" meta:object-count="0" meta:page-count="3" meta:paragraph-count="43" meta:word-count="69" meta:character-count="1457" meta:non-whitespace-character-count="1415"/>
  </office:meta>
</office:document-meta>
</file>